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2c548b" officeooo:paragraph-rsid="002c548b"/>
    </style:style>
    <style:style style:name="P2" style:family="paragraph" style:parent-style-name="Standard">
      <style:text-properties officeooo:rsid="0015aa46" officeooo:paragraph-rsid="0015aa46"/>
    </style:style>
    <style:style style:name="P3" style:family="paragraph" style:parent-style-name="Standard">
      <style:text-properties officeooo:rsid="0015aa46" officeooo:paragraph-rsid="001d055f"/>
    </style:style>
    <style:style style:name="P4" style:family="paragraph" style:parent-style-name="Standard">
      <style:text-properties officeooo:rsid="00179e3e" officeooo:paragraph-rsid="00179e3e"/>
    </style:style>
    <style:style style:name="P5" style:family="paragraph" style:parent-style-name="Standard">
      <style:text-properties officeooo:rsid="00179e3e" officeooo:paragraph-rsid="001c358d"/>
    </style:style>
    <style:style style:name="P6" style:family="paragraph" style:parent-style-name="Standard">
      <style:text-properties fo:font-weight="bold" officeooo:rsid="00179e3e" officeooo:paragraph-rsid="00179e3e" style:font-weight-asian="bold" style:font-weight-complex="bold"/>
    </style:style>
    <style:style style:name="P7" style:family="paragraph" style:parent-style-name="Standard">
      <style:text-properties fo:font-weight="bold" officeooo:rsid="001b6af5" officeooo:paragraph-rsid="001b6af5" style:font-weight-asian="bold" style:font-weight-complex="bold"/>
    </style:style>
    <style:style style:name="P8" style:family="paragraph" style:parent-style-name="Standard">
      <style:text-properties fo:font-weight="bold" officeooo:rsid="0039c581" officeooo:paragraph-rsid="0039c581" style:font-weight-asian="bold" style:font-weight-complex="bold"/>
    </style:style>
    <style:style style:name="P9" style:family="paragraph" style:parent-style-name="Standard">
      <style:text-properties fo:font-weight="bold" officeooo:rsid="0046a36c" officeooo:paragraph-rsid="0038bb08" style:font-weight-asian="bold" style:font-weight-complex="bold"/>
    </style:style>
    <style:style style:name="P10" style:family="paragraph" style:parent-style-name="Standard">
      <style:text-properties fo:font-weight="bold" officeooo:rsid="005245e5" officeooo:paragraph-rsid="005245e5" style:font-weight-asian="bold" style:font-weight-complex="bold"/>
    </style:style>
    <style:style style:name="P11" style:family="paragraph" style:parent-style-name="Standard">
      <style:text-properties fo:font-weight="bold" officeooo:rsid="001c358d" officeooo:paragraph-rsid="007200a7" style:font-weight-asian="bold" style:font-weight-complex="bold"/>
    </style:style>
    <style:style style:name="P12" style:family="paragraph" style:parent-style-name="Standard">
      <style:text-properties fo:font-weight="bold" officeooo:rsid="007200a7" officeooo:paragraph-rsid="007200a7" style:font-weight-asian="bold" style:font-weight-complex="bold"/>
    </style:style>
    <style:style style:name="P13" style:family="paragraph" style:parent-style-name="Standard">
      <style:text-properties fo:font-weight="normal" officeooo:rsid="0019f3a2" officeooo:paragraph-rsid="0019f3a2" style:font-weight-asian="normal" style:font-weight-complex="normal"/>
    </style:style>
    <style:style style:name="P14" style:family="paragraph" style:parent-style-name="Standard">
      <style:text-properties fo:font-weight="normal" officeooo:rsid="0019f3a2" officeooo:paragraph-rsid="005000e9" style:font-weight-asian="normal" style:font-weight-complex="normal"/>
    </style:style>
    <style:style style:name="P15" style:family="paragraph" style:parent-style-name="Standard">
      <style:text-properties fo:font-weight="normal" officeooo:rsid="0019f3a2" officeooo:paragraph-rsid="0038bb08" style:font-weight-asian="normal" style:font-weight-complex="normal"/>
    </style:style>
    <style:style style:name="P16" style:family="paragraph" style:parent-style-name="Standard">
      <style:text-properties fo:font-weight="normal" officeooo:rsid="001b6af5" officeooo:paragraph-rsid="001b6af5" style:font-weight-asian="normal" style:font-weight-complex="normal"/>
    </style:style>
    <style:style style:name="P17" style:family="paragraph" style:parent-style-name="Standard">
      <style:text-properties fo:font-weight="normal" officeooo:rsid="001c358d" officeooo:paragraph-rsid="001c358d" style:font-weight-asian="normal" style:font-weight-complex="normal"/>
    </style:style>
    <style:style style:name="P18" style:family="paragraph" style:parent-style-name="Standard">
      <style:text-properties fo:font-weight="normal" officeooo:rsid="001d055f" officeooo:paragraph-rsid="001d055f" style:font-weight-asian="normal" style:font-weight-complex="normal"/>
    </style:style>
    <style:style style:name="P19" style:family="paragraph" style:parent-style-name="Standard">
      <style:text-properties fo:font-weight="normal" officeooo:rsid="002acc7b" officeooo:paragraph-rsid="004da6cc" style:font-weight-asian="normal" style:font-weight-complex="normal"/>
    </style:style>
    <style:style style:name="P20" style:family="paragraph" style:parent-style-name="Standard">
      <style:text-properties fo:font-weight="normal" officeooo:rsid="0039c581" officeooo:paragraph-rsid="0039c581" style:font-weight-asian="normal" style:font-weight-complex="normal"/>
    </style:style>
    <style:style style:name="P21" style:family="paragraph" style:parent-style-name="Standard">
      <style:text-properties fo:font-weight="normal" officeooo:rsid="0039c581" officeooo:paragraph-rsid="00589be2" style:font-weight-asian="normal" style:font-weight-complex="normal"/>
    </style:style>
    <style:style style:name="P22" style:family="paragraph" style:parent-style-name="Standard">
      <style:text-properties fo:font-weight="normal" officeooo:rsid="003e1d6e" officeooo:paragraph-rsid="003e1d6e" style:font-weight-asian="normal" style:font-weight-complex="normal"/>
    </style:style>
    <style:style style:name="P23" style:family="paragraph" style:parent-style-name="Standard">
      <style:text-properties fo:font-weight="normal" officeooo:rsid="003f3c87" officeooo:paragraph-rsid="003f3c87" style:font-weight-asian="normal" style:font-weight-complex="normal"/>
    </style:style>
    <style:style style:name="P24" style:family="paragraph" style:parent-style-name="Standard">
      <style:text-properties fo:font-weight="normal" officeooo:rsid="003861ef" officeooo:paragraph-rsid="0038bb08" style:font-weight-asian="normal" style:font-weight-complex="normal"/>
    </style:style>
    <style:style style:name="P25" style:family="paragraph" style:parent-style-name="Standard">
      <style:text-properties fo:font-weight="normal" officeooo:rsid="0046a36c" officeooo:paragraph-rsid="0046a36c" style:font-weight-asian="normal" style:font-weight-complex="normal"/>
    </style:style>
    <style:style style:name="P26" style:family="paragraph" style:parent-style-name="Standard">
      <style:text-properties fo:font-weight="normal" officeooo:rsid="0046a36c" officeooo:paragraph-rsid="00495506" style:font-weight-asian="normal" style:font-weight-complex="normal"/>
    </style:style>
    <style:style style:name="P27" style:family="paragraph" style:parent-style-name="Standard">
      <style:text-properties fo:font-weight="normal" officeooo:rsid="00481024" officeooo:paragraph-rsid="00481024" style:font-weight-asian="normal" style:font-weight-complex="normal"/>
    </style:style>
    <style:style style:name="P28" style:family="paragraph" style:parent-style-name="Standard">
      <style:text-properties fo:font-weight="normal" officeooo:rsid="00495506" officeooo:paragraph-rsid="00495506" style:font-weight-asian="normal" style:font-weight-complex="normal"/>
    </style:style>
    <style:style style:name="P29" style:family="paragraph" style:parent-style-name="Standard">
      <style:text-properties fo:font-weight="normal" officeooo:rsid="004bae27" officeooo:paragraph-rsid="004bae27" style:font-weight-asian="normal" style:font-weight-complex="normal"/>
    </style:style>
    <style:style style:name="P30" style:family="paragraph" style:parent-style-name="Standard">
      <style:text-properties fo:font-weight="normal" officeooo:rsid="004bae27" officeooo:paragraph-rsid="004cbe35" style:font-weight-asian="normal" style:font-weight-complex="normal"/>
    </style:style>
    <style:style style:name="P31" style:family="paragraph" style:parent-style-name="Standard">
      <style:text-properties fo:font-weight="normal" officeooo:rsid="004cbe35" officeooo:paragraph-rsid="004cbe35" style:font-weight-asian="normal" style:font-weight-complex="normal"/>
    </style:style>
    <style:style style:name="P32" style:family="paragraph" style:parent-style-name="Standard">
      <style:text-properties fo:font-weight="normal" officeooo:rsid="004da6cc" officeooo:paragraph-rsid="004da6cc" style:font-weight-asian="normal" style:font-weight-complex="normal"/>
    </style:style>
    <style:style style:name="P33" style:family="paragraph" style:parent-style-name="Standard">
      <style:text-properties fo:font-weight="normal" officeooo:rsid="004da6cc" officeooo:paragraph-rsid="006a6b90" style:font-weight-asian="normal" style:font-weight-complex="normal"/>
    </style:style>
    <style:style style:name="P34" style:family="paragraph" style:parent-style-name="Standard">
      <style:text-properties fo:font-weight="normal" officeooo:rsid="0055e034" officeooo:paragraph-rsid="00624684" style:font-weight-asian="normal" style:font-weight-complex="normal"/>
    </style:style>
    <style:style style:name="P35" style:family="paragraph" style:parent-style-name="Standard">
      <style:text-properties fo:font-weight="normal" officeooo:rsid="006172d4" officeooo:paragraph-rsid="006172d4" style:font-weight-asian="normal" style:font-weight-complex="normal"/>
    </style:style>
    <style:style style:name="P36" style:family="paragraph" style:parent-style-name="Standard">
      <style:text-properties fo:font-weight="normal" officeooo:rsid="00624684" officeooo:paragraph-rsid="00624684" style:font-weight-asian="normal" style:font-weight-complex="normal"/>
    </style:style>
    <style:style style:name="P37" style:family="paragraph" style:parent-style-name="Standard">
      <style:text-properties fo:font-weight="normal" officeooo:rsid="00624684" officeooo:paragraph-rsid="0066b48a" style:font-weight-asian="normal" style:font-weight-complex="normal"/>
    </style:style>
    <style:style style:name="P38" style:family="paragraph" style:parent-style-name="Standard">
      <style:text-properties fo:font-weight="normal" officeooo:rsid="006361b9" officeooo:paragraph-rsid="006361b9" style:font-weight-asian="normal" style:font-weight-complex="normal"/>
    </style:style>
    <style:style style:name="P39" style:family="paragraph" style:parent-style-name="Standard">
      <style:text-properties fo:font-weight="normal" officeooo:rsid="006361b9" officeooo:paragraph-rsid="0066b48a" style:font-weight-asian="normal" style:font-weight-complex="normal"/>
    </style:style>
    <style:style style:name="P40" style:family="paragraph" style:parent-style-name="Standard">
      <style:text-properties fo:font-weight="normal" officeooo:rsid="0069b3a0" officeooo:paragraph-rsid="0069b3a0" style:font-weight-asian="normal" style:font-weight-complex="normal"/>
    </style:style>
    <style:style style:name="P41" style:family="paragraph" style:parent-style-name="Standard">
      <style:text-properties fo:font-weight="normal" officeooo:rsid="0066b48a" officeooo:paragraph-rsid="0069b3a0" style:font-weight-asian="normal" style:font-weight-complex="normal"/>
    </style:style>
    <style:style style:name="P42" style:family="paragraph" style:parent-style-name="Standard">
      <style:text-properties fo:font-weight="normal" officeooo:rsid="006a6b90" officeooo:paragraph-rsid="006a6b90" style:font-weight-asian="normal" style:font-weight-complex="normal"/>
    </style:style>
    <style:style style:name="P43" style:family="paragraph" style:parent-style-name="Standard">
      <style:text-properties fo:font-weight="normal" officeooo:rsid="006c83d8" officeooo:paragraph-rsid="006c83d8" style:font-weight-asian="normal" style:font-weight-complex="normal"/>
    </style:style>
    <style:style style:name="P44" style:family="paragraph" style:parent-style-name="Standard">
      <style:text-properties fo:font-weight="normal" officeooo:rsid="00292b2c" officeooo:paragraph-rsid="00743666" style:font-weight-asian="normal" style:font-weight-complex="normal"/>
    </style:style>
    <style:style style:name="P45" style:family="paragraph" style:parent-style-name="Standard">
      <style:text-properties officeooo:rsid="003861ef" officeooo:paragraph-rsid="00179e3e"/>
    </style:style>
    <style:style style:name="P46" style:family="paragraph" style:parent-style-name="Standard">
      <style:text-properties officeooo:rsid="0042d5cc" officeooo:paragraph-rsid="0042d5cc"/>
    </style:style>
    <style:style style:name="P47" style:family="paragraph" style:parent-style-name="Standard">
      <style:text-properties officeooo:rsid="00495506" officeooo:paragraph-rsid="004a620b"/>
    </style:style>
    <style:style style:name="P48" style:family="paragraph" style:parent-style-name="Standard">
      <style:text-properties officeooo:rsid="006849d4" officeooo:paragraph-rsid="006849d4"/>
    </style:style>
    <style:style style:name="P49" style:family="paragraph" style:parent-style-name="Standard">
      <style:text-properties officeooo:rsid="005af1af" officeooo:paragraph-rsid="0066b48a"/>
    </style:style>
    <style:style style:name="P50" style:family="paragraph" style:parent-style-name="Standard">
      <style:text-properties officeooo:rsid="006e2792" officeooo:paragraph-rsid="006e2792"/>
    </style:style>
    <style:style style:name="P51" style:family="paragraph" style:parent-style-name="Standard">
      <style:text-properties fo:font-weight="normal" officeooo:rsid="001d055f" officeooo:paragraph-rsid="0069b3a0" style:font-weight-asian="normal" style:font-weight-complex="normal"/>
    </style:style>
    <style:style style:name="P52" style:family="paragraph" style:parent-style-name="Standard">
      <style:text-properties fo:font-weight="normal" officeooo:rsid="007200a7" officeooo:paragraph-rsid="007200a7" style:font-weight-asian="normal" style:font-weight-complex="normal"/>
    </style:style>
    <style:style style:name="P53" style:family="paragraph" style:parent-style-name="Standard">
      <style:text-properties fo:font-weight="normal" officeooo:rsid="006c83d8" officeooo:paragraph-rsid="006c83d8" style:font-weight-asian="normal" style:font-weight-complex="normal"/>
    </style:style>
    <style:style style:name="P54" style:family="paragraph" style:parent-style-name="Standard">
      <style:text-properties fo:font-weight="bold" officeooo:rsid="003861ef" officeooo:paragraph-rsid="0039c581" style:font-weight-asian="bold" style:font-weight-complex="bold"/>
    </style:style>
    <style:style style:name="P55" style:family="paragraph" style:parent-style-name="Standard">
      <style:text-properties fo:font-weight="bold" officeooo:rsid="006acdef" officeooo:paragraph-rsid="00765168" style:font-weight-asian="bold" style:font-weight-complex="bold"/>
    </style:style>
    <style:style style:name="P56" style:family="paragraph" style:parent-style-name="Standard">
      <style:text-properties officeooo:rsid="006e2792" officeooo:paragraph-rsid="006e2792"/>
    </style:style>
    <style:style style:name="P57" style:family="paragraph" style:parent-style-name="Standard">
      <style:text-properties officeooo:rsid="00765168" officeooo:paragraph-rsid="00765168"/>
    </style:style>
    <style:style style:name="T1" style:family="text">
      <style:text-properties officeooo:rsid="00179e3e"/>
    </style:style>
    <style:style style:name="T2" style:family="text">
      <style:text-properties officeooo:rsid="001b6af5"/>
    </style:style>
    <style:style style:name="T3" style:family="text">
      <style:text-properties officeooo:rsid="001c358d"/>
    </style:style>
    <style:style style:name="T4" style:family="text">
      <style:text-properties officeooo:rsid="001d055f"/>
    </style:style>
    <style:style style:name="T5" style:family="text">
      <style:text-properties officeooo:rsid="00292b2c"/>
    </style:style>
    <style:style style:name="T6" style:family="text">
      <style:text-properties officeooo:rsid="002e1e7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719404" style:font-weight-asian="normal" style:font-weight-complex="normal"/>
    </style:style>
    <style:style style:name="T9" style:family="text">
      <style:text-properties fo:font-weight="normal" officeooo:rsid="007200a7" style:font-weight-asian="normal" style:font-weight-complex="normal"/>
    </style:style>
    <style:style style:name="T10" style:family="text">
      <style:text-properties fo:font-weight="normal" officeooo:rsid="001c358d" style:font-weight-asian="normal" style:font-weight-complex="normal"/>
    </style:style>
    <style:style style:name="T11" style:family="text">
      <style:text-properties fo:font-weight="normal" officeooo:rsid="0038bb08" style:font-weight-asian="normal" style:font-weight-complex="normal"/>
    </style:style>
    <style:style style:name="T12" style:family="text">
      <style:text-properties fo:font-weight="normal" officeooo:rsid="004a620b" style:font-weight-asian="normal" style:font-weight-complex="normal"/>
    </style:style>
    <style:style style:name="T13" style:family="text">
      <style:text-properties fo:font-weight="normal" officeooo:rsid="003c224c" style:font-weight-asian="normal" style:font-weight-complex="normal"/>
    </style:style>
    <style:style style:name="T14" style:family="text">
      <style:text-properties fo:font-weight="normal" officeooo:rsid="0044cc9a" style:font-weight-asian="normal" style:font-weight-complex="normal"/>
    </style:style>
    <style:style style:name="T15" style:family="text">
      <style:text-properties fo:font-weight="normal" officeooo:rsid="004bae27" style:font-weight-asian="normal" style:font-weight-complex="normal"/>
    </style:style>
    <style:style style:name="T16" style:family="text">
      <style:text-properties fo:font-weight="normal" officeooo:rsid="004cbe35" style:font-weight-asian="normal" style:font-weight-complex="normal"/>
    </style:style>
    <style:style style:name="T17" style:family="text">
      <style:text-properties fo:font-weight="normal" officeooo:rsid="007537f3" style:font-weight-asian="normal" style:font-weight-complex="normal"/>
    </style:style>
    <style:style style:name="T18" style:family="text">
      <style:text-properties fo:font-weight="normal" officeooo:rsid="003861ef" style:font-weight-asian="normal" style:font-weight-complex="normal"/>
    </style:style>
    <style:style style:name="T19" style:family="text">
      <style:text-properties fo:font-weight="normal" officeooo:rsid="0077ecfa" style:font-weight-asian="normal" style:font-weight-complex="normal"/>
    </style:style>
    <style:style style:name="T20" style:family="text">
      <style:text-properties fo:font-weight="normal" officeooo:rsid="00785d33" style:font-weight-asian="normal" style:font-weight-complex="normal"/>
    </style:style>
    <style:style style:name="T21" style:family="text">
      <style:text-properties officeooo:rsid="0038bb08"/>
    </style:style>
    <style:style style:name="T22" style:family="text">
      <style:text-properties officeooo:rsid="003b6282"/>
    </style:style>
    <style:style style:name="T23" style:family="text">
      <style:text-properties officeooo:rsid="0042d5cc"/>
    </style:style>
    <style:style style:name="T24" style:family="text">
      <style:text-properties officeooo:rsid="0044cc9a"/>
    </style:style>
    <style:style style:name="T25" style:family="text">
      <style:text-properties officeooo:rsid="00481024"/>
    </style:style>
    <style:style style:name="T26" style:family="text">
      <style:text-properties officeooo:rsid="00495506"/>
    </style:style>
    <style:style style:name="T27" style:family="text">
      <style:text-properties officeooo:rsid="004a620b"/>
    </style:style>
    <style:style style:name="T28" style:family="text">
      <style:text-properties style:text-position="0% 100%" fo:font-weight="normal" officeooo:rsid="004cbe35" style:font-weight-asian="normal" style:font-weight-complex="normal"/>
    </style:style>
    <style:style style:name="T29" style:family="text">
      <style:text-properties officeooo:rsid="004da6cc"/>
    </style:style>
    <style:style style:name="T30" style:family="text">
      <style:text-properties officeooo:rsid="002acc7b"/>
    </style:style>
    <style:style style:name="T31" style:family="text">
      <style:text-properties officeooo:rsid="00589be2"/>
    </style:style>
    <style:style style:name="T32" style:family="text">
      <style:text-properties officeooo:rsid="005d0001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42d5cc" style:font-weight-asian="bold" style:font-weight-complex="bold"/>
    </style:style>
    <style:style style:name="T35" style:family="text">
      <style:text-properties fo:font-weight="bold" officeooo:rsid="001d055f" style:font-weight-asian="bold" style:font-weight-complex="bold"/>
    </style:style>
    <style:style style:name="T36" style:family="text">
      <style:text-properties officeooo:rsid="005eefaa"/>
    </style:style>
    <style:style style:name="T37" style:family="text">
      <style:text-properties officeooo:rsid="0062a52f"/>
    </style:style>
    <style:style style:name="T38" style:family="text">
      <style:text-properties officeooo:rsid="006511b0"/>
    </style:style>
    <style:style style:name="T39" style:family="text">
      <style:text-properties officeooo:rsid="0066b48a"/>
    </style:style>
    <style:style style:name="T40" style:family="text">
      <style:text-properties officeooo:rsid="006849d4"/>
    </style:style>
    <style:style style:name="T41" style:family="text">
      <style:text-properties officeooo:rsid="006a6b90"/>
    </style:style>
    <style:style style:name="T42" style:family="text">
      <style:text-properties officeooo:rsid="007200a7"/>
    </style:style>
    <style:style style:name="T43" style:family="text">
      <style:text-properties officeooo:rsid="007455aa"/>
    </style:style>
    <style:style style:name="T44" style:family="text">
      <style:text-properties officeooo:rsid="007537f3"/>
    </style:style>
    <style:style style:name="T45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xploring Floating point numbers.</text:p>
      <text:p text:style-name="P35"/>
      <text:p text:style-name="P34"><text:span text:style-name="T32">Two</text:span> sketches are presented <text:span text:style-name="T36">to illustrate the steps involved in entering and reading floating point numbers. <text:s/>The first step is to distinguish between the two forms that our numbers can take: <text:s/></text:span></text:p>
      <text:p text:style-name="P34"/>
      <text:p text:style-name="P36"><text:tab/>Strings: <text:span text:style-name="T37">These can</text:span> can be entered at the PC keyboard and sent to the screen</text:p>
      <text:p text:style-name="P36"><text:tab/>Binary numbers: <text:span text:style-name="T37">These can be used to perform arithmetic</text:span></text:p>
      <text:p text:style-name="P34"/>
      <text:p text:style-name="P40">Acquiring the numerical strings is not really part of this investigation and therefore subroutines that do this are placed in a “Resources” directory, from where they can be opened using “programmers notepad”.</text:p>
      <text:p text:style-name="P38"/>
      <text:p text:style-name="P38">In the first sketch <text:span text:style-name="T39">signed </text:span>decimal numbers containing <text:span text:style-name="T39">a</text:span> decimal point are considered. The integer and decimal parts are <text:span text:style-name="T38">converted</text:span> separately and then combined together with a twos exponent.</text:p>
      <text:p text:style-name="P38"/>
      <text:p text:style-name="P39"><text:span text:style-name="T38">T</text:span>he second sketch <text:span text:style-name="T39">is an extension of the first. <text:s/>It includes the first as a subroutine and converts numbers containing a tens exponent. <text:s/></text:span></text:p>
      <text:p text:style-name="P37"/>
      <text:p text:style-name="P49"/>
      <text:p text:style-name="P3"><text:span text:style-name="T34">Real</text:span><text:span text:style-name="T33"> number</text:span><text:span text:style-name="T35">s</text:span></text:p>
      <text:p text:style-name="P41"/>
      <text:p text:style-name="P51">Binary floating point numbers have a very definite format and therefore it might be better to start by considering non-integer numbers referred to <text:span text:style-name="T44">here </text:span>a real numbers.</text:p>
      <text:p text:style-name="P2"/>
      <text:p text:style-name="P2">An example of a <text:span text:style-name="T23">real</text:span> number <text:span text:style-name="T23">in binary format </text:span>is 111.111</text:p>
      <text:p text:style-name="P2"/>
      <text:p text:style-name="P2">The integer part 111 is decimal seven (4 <text:span text:style-name="T29">+ 2 + 1</text:span>)</text:p>
      <text:p text:style-name="P2"/>
      <text:p text:style-name="P2">The non integer part 0.111 is 0.5 + 0.25 + 0.125 = <text:s/>0.875</text:p>
      <text:p text:style-name="P2"/>
      <text:p text:style-name="P2">Therefore 111.111 equals 7.875 </text:p>
      <text:p text:style-name="P2"/>
      <text:p text:style-name="P2"><text:span text:style-name="T23">Real binary</text:span> numbers can be shifted right and left in exactly the same way the integer numbers can.</text:p>
      <text:p text:style-name="P2">Shifting one place to the left multiplies the number by 2.</text:p>
      <text:p text:style-name="P2">Shifting one place to the right divides it by 2.</text:p>
      <text:p text:style-name="P2"/>
      <text:p text:style-name="P4">We can therefore multiply 111.111 by 8 to get 111111 = 63</text:p>
      <text:p text:style-name="P4"><text:span text:style-name="T4">and</text:span> say that 111.111 = 111111 divided by 8 = 63/8 = 7.875</text:p>
      <text:p text:style-name="P45"/>
      <text:p text:style-name="P46">In a similar way we can say 111.111 = 0.111111 x 8</text:p>
      <text:p text:style-name="P46">equals (0.5 + 0.25 + 0.125 + 0.0625 + 0.03125 + 0.015625) x 8 = 0.9843754 x 8 = 7.875</text:p>
      <text:p text:style-name="P46"/>
      <text:p text:style-name="P47">Note: In the number 7.875, <text:span text:style-name="T40">the </text:span>7 <text:span text:style-name="T27">(binary 111) is</text:span> referred to as <text:span text:style-name="T27">its</text:span> LHS.</text:p>
      <text:p text:style-name="P47">.875 <text:span text:style-name="T27">(binary .111) is referred to </text:span>as its RHS.</text:p>
      <text:p text:style-name="P48">The RHS digits/bits are also referred to as the decimal/binary places.</text:p>
      <text:p text:style-name="P4"/>
      <text:p text:style-name="P6">Converting a fraction to <text:span text:style-name="T3">decimal or </text:span>binary <text:tab/><text:span text:style-name="T10">A slight digression is required before going any further. <text:s/></text:span><text:span text:style-name="T7">Consider the fraction A/B where B &gt; A.</text:span></text:p>
      <text:p text:style-name="P13">To convert this to <text:span text:style-name="T3">decimal</text:span> we <text:span text:style-name="T5">use a loop containing</text:span> two lines of integer arithmetic. <text:s text:c="2"/></text:p>
      <text:p text:style-name="P13"/>
      <text:p text:style-name="P13"><text:soft-page-break/>The first line calculates <text:span text:style-name="T3">(10 x A) /B </text:span>which gives<text:span text:style-name="T1"> an answer between 0 and 9</text:span></text:p>
      <text:p text:style-name="P13">The second line calculates the remainder of th<text:span text:style-name="T6">is</text:span> sum which is (<text:span text:style-name="T4">10</text:span> x A)%B</text:p>
      <text:p text:style-name="P13">The first line is then repeated, however this time A is replaced by the remainder just calculated.</text:p>
      <text:p text:style-name="P13"/>
      <text:p text:style-name="P18">For binary conversion we replace the 10 by 2 and the division always gives a result of 0 or 1</text:p>
      <text:p text:style-name="P13"/>
      <text:p text:style-name="P7">Decimal to binary conversion<text:tab/><text:span text:style-name="T11">Consider the number 7.875. <text:s/>We can process the </text:span><text:span text:style-name="T12">LHS</text:span><text:span text:style-name="T11"> using familiar integer conversion. <text:s/>For the </text:span><text:span text:style-name="T12">RHS</text:span><text:span text:style-name="T11"> we use the </text:span><text:span text:style-name="T7">fraction to binary routine.</text:span></text:p>
      <text:p text:style-name="P16"/>
      <text:p text:style-name="P13">Consider 0.875: <text:s/><text:span text:style-name="T5">It</text:span> is equal to <text:span text:style-name="T21">the fraction </text:span>875/1000 <text:span text:style-name="T27">where 1000 is known as the denominator</text:span></text:p>
      <text:p text:style-name="P13">The first bit on the RHS of the binary point is 2 x 875/1000 = 1750/1000 <text:tab/><text:span text:style-name="T40">= </text:span><text:s/>1</text:p>
      <text:p text:style-name="P13">This sum generates a remainder of 750</text:p>
      <text:p text:style-name="P13">(750 x 2) /1000 is 1 remainder 500 and therefore the second bit is also 1</text:p>
      <text:p text:style-name="P13">(500 x 2)/1000 is 1 remainder zero. Therefore the third and final bit is also 1</text:p>
      <text:p text:style-name="P13"/>
      <text:p text:style-name="P13"><text:span text:style-name="T2">And we </text:span>get 0.875 = 0.111 in binary.</text:p>
      <text:p text:style-name="P14"/>
      <text:p text:style-name="P8">Setting the number of significant <text:span text:style-name="T22">bits<text:tab/></text:span><text:span text:style-name="T7">The number 7.875 has 3 </text:span><text:span text:style-name="T13">decimal </text:span><text:span text:style-name="T7">digits </text:span><text:span text:style-name="T14">following the decimal point. It also has 3 bits following the binary point</text:span><text:span text:style-name="T7">.</text:span></text:p>
      <text:p text:style-name="P22">However the number of <text:span text:style-name="T24">these</text:span> bits will vary greatly and it may be necessary to limit them.</text:p>
      <text:p text:style-name="P20"/>
      <text:p text:style-name="P21">Consider the number 7.877. <text:s/><text:span text:style-name="T31">A calculator will shown that, to a very good approximation t</text:span>his is equal to </text:p>
      <text:p text:style-name="P21"><text:tab/>111.1110 0000 1000 0011 0001 0010 0110 1110.</text:p>
      <text:p text:style-name="P22"/>
      <text:p text:style-name="P22">The fraction to binary routine generates one bit for each division.</text:p>
      <text:p text:style-name="P22">We therefore set the number of divisions to the number of significant bits for which there is space.</text:p>
      <text:p text:style-name="P22"/>
      <text:p text:style-name="P23">The floating point format allows 24 bits for the real number.</text:p>
      <text:p text:style-name="P23">The number 7.875 requires 3 bits for the integer part.</text:p>
      <text:p text:style-name="P23">When calling the fraction to binary routine we specify that 21 divisions are required and 0.875 is converted to binary 0.111000000000000000000 </text:p>
      <text:p text:style-name="P54"/>
      <text:p text:style-name="P9">Assembling a floating point number (FPN)<text:tab/><text:span text:style-name="T15">The bits in our </text:span><text:span text:style-name="T16">s</text:span><text:span text:style-name="T15">ample number 111.111 wi</text:span><text:span text:style-name="T17">ll</text:span><text:span text:style-name="T15"> be shifted to 1.11111 </text:span><text:span text:style-name="T28">and the exponent will be set to 2</text:span><text:span text:style-name="T18">. The single 1 on the LHS of the binary point will not be saved since it is present for all numbers. <text:s/>Lagging zeros will be added to the RHS of the binary point until 23 bits are occupied as shown below:</text:span></text:p>
      <text:p text:style-name="P30"><text:tab/></text:p>
      <text:p text:style-name="P31"><text:tab/>11111000000000000000000</text:p>
      <text:p text:style-name="P24"/>
      <text:p text:style-name="P31">The steps required to achieve this are as follows:</text:p>
      <text:p text:style-name="P25"/>
      <text:p text:style-name="P27">Convert the integer part of the real number to binary and save it <text:span text:style-name="T26">as a</text:span> long <text:span text:style-name="T26">integer</text:span></text:p>
      <text:p text:style-name="P26">Determine the length <text:span text:style-name="T25">(n) </text:span>of <text:span text:style-name="T26">this integer</text:span></text:p>
      <text:p text:style-name="P28">Shift <text:span text:style-name="T27">the integer</text:span> by (24 - n) bits <text:span text:style-name="T25">so that </text:span>its<text:span text:style-name="T25"> MSB occupie</text:span>s<text:span text:style-name="T25"> bit 23</text:span></text:p>
      <text:p text:style-name="P28">Convert the RHS of the real number to a long integer</text:p>
      <text:p text:style-name="P29">Perform the decimal to binary conversion repeating the division process (24 – n) times</text:p>
      <text:p text:style-name="P29">The LHS and RHS of the binary number can now be combined using the OR function</text:p>
      <text:p text:style-name="P31"/>
      <text:p text:style-name="P31">Note: As can be seem from the sample number the exponent is given by n – 1. </text:p>
      <text:p text:style-name="P29"><text:soft-page-break/></text:p>
      <text:p text:style-name="P32">Bits 23 to 3<text:span text:style-name="T41">0</text:span> are used for the exponent. <text:span text:style-name="T30">127 is added to </text:span>it<text:span text:style-name="T30"> before it is saved. An exponent of 2 is therefore saved as 129. Similarly other exponents are saved as follows:</text:span></text:p>
      <text:p text:style-name="P19"/>
      <text:p text:style-name="P19"><text:tab/>-126<text:tab/>as <text:tab/>1</text:p>
      <text:p text:style-name="P19"><text:tab/>0 <text:tab/>as <text:tab/>127</text:p>
      <text:p text:style-name="P19"><text:tab/>+127 <text:tab/>as <text:tab/>254</text:p>
      <text:p text:style-name="P19"/>
      <text:p text:style-name="P19">This arrangement allows zero and 255 (all ones) to be reserved for underflow and overflow.</text:p>
      <text:p text:style-name="P19"/>
      <text:p text:style-name="P33">Note: </text:p>
      <text:p text:style-name="P33">Bit 23 (the single 1) on the LHS of the binary point is over written by the exponent.</text:p>
      <text:p text:style-name="P42">Bit 31 is used for the sign (zero for a positive number and one for a negative).</text:p>
      <text:p text:style-name="P15"/>
      <text:p text:style-name="P11">Binary to decimal conversion<text:tab/><text:span text:style-name="T9">Consider the </text:span><text:span text:style-name="T8">FPN 11111 with exponent of 2</text:span></text:p>
      <text:p text:style-name="P12"><text:span text:style-name="T8">T</text:span><text:span text:style-name="T7">he first step towards converting it to a decimal sting is to reinstate the missing one.</text:span></text:p>
      <text:p text:style-name="P52">This gives us the number 1.11111 x 4 which is equal to 111.111.</text:p>
      <text:p text:style-name="P52"/>
      <text:p text:style-name="P17">Consider the binary number 0.111</text:p>
      <text:p text:style-name="P17">We can shift this to the LHS o<text:span text:style-name="T4">f</text:span> the binary point without changing its value provided we remember to divide the result by 8.</text:p>
      <text:p text:style-name="P17">Therefore 0.111 = binary 111 divided by 8 which equals 7/8</text:p>
      <text:p text:style-name="P17"/>
      <text:p text:style-name="P17">This is converted to decimal using a fraction to decimal routine <text:span text:style-name="T4">as shown below:</text:span></text:p>
      <text:p text:style-name="P44"><text:tab/></text:p>
      <text:p text:style-name="P44">We start with 7/8</text:p>
      <text:p text:style-name="P17"><text:tab/>70/8 is 8 remainder 6<text:tab/><text:tab/><text:tab/><text:span text:style-name="T42">the char (8 + ‘0’) is sent to the PC</text:span></text:p>
      <text:p text:style-name="P17"><text:tab/>60/8 is 7 remainder 4<text:tab/><text:tab/><text:tab/><text:span text:style-name="T42">the char (7 + ‘0’) is sent to the PC</text:span></text:p>
      <text:p text:style-name="P17"><text:tab/>40/8 is 5 remainder zero<text:tab/><text:tab/><text:span text:style-name="T42">the char (5 + ‘0’) is sent to the PC</text:span></text:p>
      <text:p text:style-name="P5"/>
      <text:p text:style-name="P55">Scientific Numbers<text:tab/><text:tab/><text:span text:style-name="T7">A scientific number as defined here is just a real number with an exponent for example:<text:tab/>45.875 E 3.</text:span></text:p>
      <text:p text:style-name="P43"/>
      <text:p text:style-name="P43">The string 45.875E3 entered at the keyboard is first converted to 4.5875 E4</text:p>
      <text:p text:style-name="P43">4.5875 is converted to a floating point number <text:span text:style-name="T43">which is then multiplied by 10 four times. This approach produces the maximum accuracy. <text:s/>Consider the number 0.00008. <text:s/>Intuitively we might expect 8E-5 to be converted more accurately. This is in fact <text:s/>the case.</text:span></text:p>
      <text:p text:style-name="P43"/>
      <text:p text:style-name="P57"><text:span text:style-name="T33">Rounding</text:span><text:span text:style-name="T7"><text:tab/><text:tab/>There are two opportunities for rounding. In the first case we compute </text:span><text:span text:style-name="T20">an additional</text:span><text:span text:style-name="T7"> binary place. <text:s/></text:span><text:span text:style-name="T20">I</text:span><text:span text:style-name="T7">f the last is 1 we use integer arithmetic to increment the binary places and then use a right shift to discard the 25</text:span><text:span text:style-name="T45">th</text:span><text:span text:style-name="T7"> bit.</text:span></text:p>
      <text:p text:style-name="P57"><text:span text:style-name="T7">In the second we </text:span><text:span text:style-name="T19">compute one more decimal place than is required, </text:span><text:span text:style-name="T7">save the </text:span><text:span text:style-name="T19">result</text:span><text:span text:style-name="T7"> to a string </text:span><text:span text:style-name="T19">and </text:span><text:span text:style-name="T7">convert this to binary. <text:s/></text:span><text:span text:style-name="T19">We then</text:span><text:span text:style-name="T7"> </text:span><text:span text:style-name="T19">add 5 to the result, convert it back to a string and print out all the digits except the last one. If the output contains one more digit than the input then we must also increment the LHS. </text:span></text:p>
      <text:p text:style-name="P50"><text:span text:style-name="T33"/></text:p>
      <text:p text:style-name="P50"><text:span text:style-name="T33">The Sketches<text:tab/><text:tab/></text:span><text:span text:style-name="T7">These follow the steps outlined above hopefully including steps glossed over in this brief summary and of course also cover the reverse process (FPN to string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c548b" officeooo:paragraph-rsid="002c548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9T14:41:43.439000000</meta:creation-date>
    <meta:generator>LibreOffice/6.2.8.2$Windows_X86_64 LibreOffice_project/f82ddfca21ebc1e222a662a32b25c0c9d20169ee</meta:generator>
    <dc:date>2021-06-07T21:38:19.267000000</dc:date>
    <meta:editing-duration>PT9H34M59S</meta:editing-duration>
    <meta:editing-cycles>50</meta:editing-cycles>
    <meta:document-statistic meta:table-count="0" meta:image-count="0" meta:object-count="0" meta:page-count="3" meta:paragraph-count="83" meta:word-count="1318" meta:character-count="7114" meta:non-whitespace-character-count="5820"/>
  </office:meta>
</office:document-meta>
</file>